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list-style-name="LFO1" style:family="paragraph"/>
    <style:style style:name="P3" style:parent-style-name="Normal" style:family="paragraph">
      <style:paragraph-properties fo:margin-left="0.4916in">
        <style:tab-stops/>
      </style:paragraph-properties>
    </style:style>
    <style:style style:name="P4" style:parent-style-name="Normal" style:family="paragraph">
      <style:paragraph-properties fo:margin-left="0.4916in">
        <style:tab-stops/>
      </style:paragraph-properties>
    </style:style>
    <style:style style:name="T5" style:parent-style-name="Fuentedepárrafopredeter." style:family="text">
      <style:text-properties fo:font-weight="bold" style:font-weight-asian="bold" style:font-weight-complex="bold"/>
    </style:style>
    <style:style style:name="P6" style:parent-style-name="Normal" style:family="paragraph">
      <style:paragraph-properties fo:margin-left="0.4916in">
        <style:tab-stops/>
      </style:paragraph-properties>
    </style:style>
    <style:style style:name="T7" style:parent-style-name="Fuentedepárrafopredeter." style:family="text">
      <style:text-properties fo:font-weight="bold" style:font-weight-asian="bold" style:font-weight-complex="bold"/>
    </style:style>
    <style:style style:name="P8" style:parent-style-name="Normal" style:list-style-name="LFO1" style:family="paragraph"/>
    <style:style style:name="P9" style:parent-style-name="Normal" style:family="paragraph">
      <style:paragraph-properties fo:margin-left="0.5in">
        <style:tab-stops/>
      </style:paragraph-properties>
    </style:style>
    <style:style style:name="P10" style:parent-style-name="Normal" style:family="paragraph">
      <style:paragraph-properties fo:margin-left="0.5in">
        <style:tab-stops/>
      </style:paragraph-properties>
    </style:style>
    <style:style style:name="T11" style:parent-style-name="Fuentedepárrafopredeter." style:family="text">
      <style:text-properties fo:font-weight="bold" style:font-weight-asian="bold" style:font-weight-complex="bold"/>
    </style:style>
    <style:style style:name="P12" style:parent-style-name="Normal" style:family="paragraph">
      <style:paragraph-properties fo:margin-left="0.5in">
        <style:tab-stops/>
      </style:paragraph-properties>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list-style-name="LFO1" style:family="paragraph"/>
    <style:style style:name="P16" style:parent-style-name="Normal" style:family="paragraph">
      <style:paragraph-properties fo:margin-left="0.25in">
        <style:tab-stops/>
      </style:paragraph-properties>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Normal" style:list-style-name="LFO1" style:family="paragraph"/>
    <style:style style:name="P20" style:parent-style-name="Normal" style:family="paragraph">
      <style:paragraph-properties fo:margin-left="0.5in">
        <style:tab-stops/>
      </style:paragraph-properties>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list-style-name="LFO3" style:family="paragraph"/>
    <style:style style:name="P29" style:parent-style-name="Normal" style:list-style-name="LFO3" style:family="paragraph"/>
    <style:style style:name="P30" style:parent-style-name="Normal" style:list-style-name="LFO3" style:family="paragraph"/>
    <style:style style:name="P31" style:parent-style-name="Normal" style:list-style-name="LFO3" style:family="paragraph"/>
    <style:style style:name="P32" style:parent-style-name="Normal" style:list-style-name="LFO3" style:family="paragraph"/>
    <style:style style:name="P33" style:parent-style-name="Normal" style:list-style-name="LFO3" style:family="paragraph"/>
    <style:style style:name="P34" style:parent-style-name="Normal" style:family="paragraph">
      <style:text-properties fo:font-weight="bold" style:font-weight-asian="bold" style:font-weight-complex="bold"/>
    </style:style>
    <style:style style:name="P35" style:parent-style-name="Normal" style:list-style-name="LFO4" style:family="paragraph"/>
    <style:style style:name="P36" style:parent-style-name="Normal" style:list-style-name="LFO4" style:family="paragraph"/>
    <style:style style:name="P37" style:parent-style-name="Normal" style:list-style-name="LFO4" style:family="paragraph"/>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list-style-name="LFO5" style:family="paragraph"/>
    <style:style style:name="P42" style:parent-style-name="Normal" style:list-style-name="LFO5" style:family="paragraph"/>
    <style:style style:name="P43" style:parent-style-name="Normal" style:list-style-name="LFO5" style:family="paragraph"/>
    <style:style style:name="P44" style:parent-style-name="Normal" style:family="paragraph">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name="P49" style:parent-style-name="Normal" style:list-style-name="LFO6" style:family="paragraph"/>
    <style:style style:name="P50" style:parent-style-name="Normal" style:family="paragraph">
      <style:text-properties fo:font-weight="bold" style:font-weight-asian="bold" style:font-weight-complex="bold"/>
    </style:style>
    <style:style style:name="P51" style:parent-style-name="Normal" style:list-style-name="LFO7" style:family="paragraph"/>
    <style:style style:name="P52" style:parent-style-name="Normal" style:list-style-name="LFO7" style:family="paragraph"/>
    <style:style style:name="P53" style:parent-style-name="Normal" style:list-style-name="LFO7" style:family="paragraph"/>
    <style:style style:name="P54" style:parent-style-name="Normal" style:list-style-name="LFO7" style:family="paragraph"/>
    <style:style style:name="P55" style:parent-style-name="Normal" style:list-style-name="LFO7" style:family="paragraph"/>
  </office:automatic-styles>
  <office:body>
    <office:text text:use-soft-page-breaks="true">
      <text:p text:style-name="P1">Parte 1 – Identificación de medidas de seguridad</text:p>
      <text:p text:style-name="Normal">A partir del contexto de la empresa, identifica y explica brevemente:</text:p>
      <text:list text:style-name="LFO1" text:continue-numbering="true">
        <text:list-item>
          <text:p text:style-name="P2">Dos medidas de seguridad aplicadas al edificio (no informáticas).</text:p>
        </text:list-item>
      </text:list>
      <text:p text:style-name="P3">Las dos medidas aplicadas al edificio son:<text:s/></text:p>
      <text:p text:style-name="P4"><text:span text:style-name="T5">Sistema de entrada y salida con tarjetas/contraseñas:</text:span><text:s/>lo que protege son los datos de la empresa que se puedan llevar físicamente, actúa sobre el problema de robos, seria especialmente útil en situaciones las cuales hay mucha gente trabajando físicamente y no se puede tener un control absoluto sobre quién entra y quien sale.</text:p>
      <text:p text:style-name="P6"><text:span text:style-name="T7">Sistema de alarma y cámaras de vigilancia:</text:span><text:s/>lo que protege son las zonas en las cuales hay mucha información confidencial, actúa sobre el problema de robos intrusiones, seria especialmente útil cuando no haya nadie en las oficinas y en horario no laboral como los fines de semana.</text:p>
      <text:list text:style-name="LFO1" text:continue-numbering="true">
        <text:list-item>
          <text:p text:style-name="P8">Dos medidas de seguridad aplicadas a los sistemas informáticos.</text:p>
        </text:list-item>
      </text:list>
      <text:p text:style-name="P9">Dos medidas de seguridad aplicadas a los sistemas son:<text:s/></text:p>
      <text:p text:style-name="P10"><text:span text:style-name="T11">Antivirus:<text:s/></text:span>Protege el ordenador de posibles ataques, actúa frente<text:s/>Malware, ransomware y ataques externos, y es útil en situaciones<text:s/>cuando se usa mucho internet y para las descargas<text:s/></text:p>
      <text:p text:style-name="P12"><text:span text:style-name="T13">Autenticación con usuario y contraseña</text:span><text:span text:style-name="T14">:<text:s/></text:span>Protege a la información privada de la empresa y de la persona, actúa sobre suplantación de identidad y accesos no autorizados<text:s/></text:p>
      <text:list text:style-name="LFO1" text:continue-numbering="true">
        <text:list-item>
          <text:p text:style-name="P15">Una medida pensada para prevenir incidentes.</text:p>
        </text:list-item>
      </text:list>
      <text:p text:style-name="P16"><text:span text:style-name="T17">SAI</text:span><text:span text:style-name="T18">:<text:s/></text:span>protege a los dispositivos sobre los picos de corriente y/o la interrupción de esta actúa sobre problemas de sobre tensión de corriente o apagón, es útil en situaciones donde en un determinado corto tiempo no hay acceso a corriente<text:s/></text:p>
      <text:list text:style-name="LFO1" text:continue-numbering="true">
        <text:list-item>
          <text:p text:style-name="P19">Una medida pensada para reducir el impacto cuando el incidente ya ha ocurrido.</text:p>
        </text:list-item>
      </text:list>
      <text:p text:style-name="P20"><text:span text:style-name="T21">Copias de seguridad recurrentes</text:span><text:span text:style-name="T22">:<text:s/></text:span>protege sobre los ataques<text:s/></text:p>
      <text:p text:style-name="Normal">Para cada medida, explica:</text:p>
      <text:list text:style-name="LFO2" text:continue-numbering="true">
        <text:list-item>
          <text:p text:style-name="P23">Qué protege.</text:p>
        </text:list-item>
        <text:list-item>
          <text:p text:style-name="P24">Frente a qué tipo de problema actúa.</text:p>
        </text:list-item>
        <text:list-item>
          <text:p text:style-name="P25">En qué situación sería especialmente útil.</text:p>
        </text:list-item>
      </text:list>
      <text:soft-page-break/>
      <text:p text:style-name="P26">Parte 2 – Análisis de información y datos</text:p>
      <text:p text:style-name="Normal">La empresa gestiona diferentes tipos de información.</text:p>
      <text:p text:style-name="P27">2.1 Clasificación de la información</text:p>
      <text:p text:style-name="Normal">Indica si la siguiente información es sensible, crítica o de bajo impacto, y justifica brevemente:</text:p>
      <text:list text:style-name="LFO3" text:continue-numbering="true">
        <text:list-item>
          <text:p text:style-name="P28">Lista de correos de clientes.</text:p>
        </text:list-item>
        <text:list-item>
          <text:p text:style-name="P29">Horarios de los empleados.</text:p>
        </text:list-item>
        <text:list-item>
          <text:p text:style-name="P30">Código fuente interno.</text:p>
        </text:list-item>
        <text:list-item>
          <text:p text:style-name="P31">Catálogo público de servicios.</text:p>
        </text:list-item>
        <text:list-item>
          <text:p text:style-name="P32">Copias de contratos firmados.</text:p>
        </text:list-item>
        <text:list-item>
          <text:p text:style-name="P33">Fotografías de eventos corporativos.</text:p>
        </text:list-item>
      </text:list>
      <text:p text:style-name="P34">2.2 Riesgos asociados</text:p>
      <text:p text:style-name="Normal">Elige tres de los elementos anteriores y explica:</text:p>
      <text:list text:style-name="LFO4" text:continue-numbering="true">
        <text:list-item>
          <text:p text:style-name="P35">Qué pasaría si se perdieran.</text:p>
        </text:list-item>
        <text:list-item>
          <text:p text:style-name="P36">Qué pasaría si fueran modificados.</text:p>
        </text:list-item>
        <text:list-item>
          <text:p text:style-name="P37">Qué pasaría si se hicieran públicos sin permiso.</text:p>
        </text:list-item>
      </text:list>
      <text:p text:style-name="P38">Parte 3 – Almacenamiento y disponibilidad</text:p>
      <text:p text:style-name="Normal">DataNova quiere mejorar la disponibilidad de su información.</text:p>
      <text:p text:style-name="P39">3.1 Elección de soluciones</text:p>
      <text:p text:style-name="Normal">Para cada situación, elige la opción más adecuada y justifica:</text:p>
      <text:p text:style-name="Normal">a) Archivos que se usan constantemente durante la jornada laboral.<text:line-break/>b) Información histórica que casi nunca se consulta.<text:line-break/>c) Datos que no se pueden perder bajo ningún concepto.</text:p>
      <text:p text:style-name="P40">3.2 Estrategia de continuidad</text:p>
      <text:p text:style-name="Normal">Explica cómo garantizarías que la empresa pueda seguir trabajando si:</text:p>
      <text:list text:style-name="LFO5" text:continue-numbering="true">
        <text:list-item>
          <text:p text:style-name="P41">El servidor local deja de funcionar.</text:p>
        </text:list-item>
        <text:list-item>
          <text:p text:style-name="P42">La oficina queda inaccesible durante varios días.</text:p>
        </text:list-item>
        <text:list-item>
          <text:p text:style-name="P43">Un error humano borra información importante.</text:p>
        </text:list-item>
      </text:list>
      <text:p text:style-name="P44">Parte 4 – Incidente de seguridad</text:p>
      <text:soft-page-break/>
      <text:p text:style-name="Normal">Un empleado descarga un archivo desde una web aparentemente legítima. Horas después, varios equipos empiezan a comportarse de forma extraña y algunos aerchivos dejan de abrirse. El servidor principal sigue funcionando, pero la empresa decide desconectarlo por precaución.</text:p>
      <text:p text:style-name="Normal">Responde:</text:p>
      <text:list text:style-name="LFO6" text:continue-numbering="true">
        <text:list-item>
          <text:p text:style-name="P45">Qué tipo de incidente podría estar ocurriendo.</text:p>
        </text:list-item>
        <text:list-item>
          <text:p text:style-name="P46">Qué acciones inmediatas debería tomar la empresa.</text:p>
        </text:list-item>
        <text:list-item>
          <text:p text:style-name="P47">Qué información es prioritaria proteger en ese momento.</text:p>
        </text:list-item>
        <text:list-item>
          <text:p text:style-name="P48">Qué medidas podrían haberse aplicado para reducir el impacto.</text:p>
        </text:list-item>
        <text:list-item>
          <text:p text:style-name="P49">Qué cambios harías para evitar que vuelva a suceder.</text:p>
        </text:list-item>
      </text:list>
      <text:p text:style-name="P50">Parte 5 – Diseño de una solución global</text:p>
      <text:p text:style-name="Normal">Diseña una propuesta básica para DataNova que incluya:</text:p>
      <text:list text:style-name="LFO7" text:continue-numbering="true">
        <text:list-item>
          <text:p text:style-name="P51">Dónde se guardan los datos principales.</text:p>
        </text:list-item>
        <text:list-item>
          <text:p text:style-name="P52">Cómo se protege el acceso a la información.</text:p>
        </text:list-item>
        <text:list-item>
          <text:p text:style-name="P53">Cómo se realizan las copias de seguridad.</text:p>
        </text:list-item>
        <text:list-item>
          <text:p text:style-name="P54">Cada cuánto tiempo se revisa el sistema.</text:p>
        </text:list-item>
        <text:list-item>
          <text:p text:style-name="P55">Quién es responsable de la seguridad.</text:p>
        </text:list-item>
      </text:list>
      <text:p text:style-name="Normal">Explícalo en 8–10 líneas, de forma clara y ordenad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ol Codina Coca</meta:initial-creator>
    <dc:creator>Pol Codina Coca</dc:creator>
    <meta:creation-date>2026-01-12T15:37:00Z</meta:creation-date>
    <dc:date>2026-01-12T15:37:00Z</dc:date>
    <meta:template xlink:href="Normal.dotm" xlink:type="simple"/>
    <meta:editing-cycles>2</meta:editing-cycles>
    <meta:editing-duration>PT540S</meta:editing-duration>
    <meta:document-statistic meta:page-count="3" meta:paragraph-count="7" meta:word-count="612" meta:character-count="3972" meta:row-count="28" meta:non-whitespace-character-count="3367"/>
  </office:meta>
</office:document-meta>
</file>